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8.005cm" fo:min-width="6.168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svg:stroke-color="#111111" draw:marker-start="" draw:marker-end="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82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3.087cm"/>
      <style:paragraph-properties style:writing-mode="lr-tb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9.276cm" fo:min-width="6.168cm"/>
    </style:style>
    <style:style style:name="gr8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3.23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3.086cm"/>
      <style:paragraph-properties style:writing-mode="lr-tb"/>
    </style:style>
    <style:style style:name="gr11" style:family="graphic" style:parent-style-name="standard">
      <style:graphic-properties svg:stroke-color="#000000" draw:marker-end="Arrowheads_20_1" draw:textarea-vertical-align="middle"/>
    </style:style>
    <style:style style:name="gr12" style:family="graphic" style:parent-style-name="standard">
      <style:graphic-properties svg:stroke-color="#000000" draw:textarea-vertical-align="middle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7.688cm" fo:min-width="7.438cm"/>
    </style:style>
    <style:style style:name="gr14" style:family="graphic" style:parent-style-name="standard">
      <style:graphic-properties draw:stroke="none" svg:stroke-color="#000000" draw:fill="none" draw:fill-color="#ffffff" fo:min-height="1.31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3.31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89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668cm" svg:height="8.255cm" svg:x="10.842cm" svg:y="2.587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7.51cm" svg:y1="6.714cm" svg:x2="17.51cm" svg:y2="6.714cm" draw:start-shape="id1" draw:end-shape="id1" svg:d="M17510 6714z" svg:viewBox="0 0 1 1">
          <text:p/>
        </draw:connector>
        <draw:line draw:style-name="gr3" draw:text-style-name="P1" draw:layer="layout" svg:x1="10.842cm" svg:y1="3.816cm" svg:x2="17.51cm" svg:y2="3.816cm">
          <text:p/>
        </draw:line>
        <draw:frame draw:style-name="gr4" draw:text-style-name="P3" draw:layer="layout" svg:width="6.668cm" svg:height="1.27cm" svg:x="10.842cm" svg:y="2.587cm">
          <draw:text-box>
            <text:p><text:s text:c="14"/>user</text:p>
          </draw:text-box>
        </draw:frame>
        <draw:line draw:style-name="gr3" draw:text-style-name="P1" draw:layer="layout" svg:x1="10.842cm" svg:y1="7.094cm" svg:x2="17.51cm" svg:y2="7.094cm">
          <text:p/>
        </draw:line>
        <draw:frame draw:style-name="gr5" draw:text-style-name="P3" draw:layer="layout" svg:width="6.668cm" svg:height="3.095cm" svg:x="10.842cm" svg:y="3.816cm">
          <draw:text-box>
            <text:p><text:s/>Name </text:p>
            <text:p>Address</text:p>
            <text:p>Email </text:p>
            <text:p>Phone number</text:p>
          </draw:text-box>
        </draw:frame>
        <draw:frame draw:style-name="gr6" draw:text-style-name="P3" xml:id="id5" draw:id="id5" draw:layer="layout" svg:width="6.351cm" svg:height="3.337cm" svg:x="11.159cm" svg:y="7.505cm">
          <draw:text-box>
            <text:p>Sign in ()</text:p>
            <text:p>Sign out()</text:p>
            <text:p>search</text:p>
          </draw:text-box>
        </draw:frame>
        <draw:custom-shape draw:style-name="gr7" draw:text-style-name="P1" xml:id="id2" draw:id="id2" draw:layer="layout" svg:width="6.668cm" svg:height="9.526cm" svg:x="7.032cm" svg:y="13.064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3.7cm" svg:y1="17.827cm" svg:x2="13.7cm" svg:y2="17.827cm" draw:start-shape="id2" draw:end-shape="id2" svg:d="M13700 17827z" svg:viewBox="0 0 1 1">
          <text:p/>
        </draw:connector>
        <draw:line draw:style-name="gr3" draw:text-style-name="P1" draw:layer="layout" svg:x1="7.032cm" svg:y1="14.293cm" svg:x2="13.7cm" svg:y2="14.293cm">
          <text:p/>
        </draw:line>
        <draw:frame draw:style-name="gr4" draw:text-style-name="P3" xml:id="id4" draw:id="id4" draw:layer="layout" svg:width="6.668cm" svg:height="1.27cm" svg:x="7.032cm" svg:y="13.064cm">
          <draw:text-box>
            <text:p><text:s text:c="12"/>admin</text:p>
          </draw:text-box>
        </draw:frame>
        <draw:line draw:style-name="gr3" draw:text-style-name="P1" draw:layer="layout" svg:x1="7.032cm" svg:y1="18.462cm" svg:x2="13.7cm" svg:y2="18.462cm">
          <text:p/>
        </draw:line>
        <draw:frame draw:style-name="gr8" draw:text-style-name="P3" draw:layer="layout" svg:width="6.568cm" svg:height="3.806cm" svg:x="7.032cm" svg:y="14.334cm">
          <draw:text-box>
            <text:p>-Admin id</text:p>
            <text:p>-Start_time</text:p>
            <text:p>-End_time</text:p>
            <text:p>-Salary</text:p>
            <text:p/>
          </draw:text-box>
        </draw:frame>
        <draw:frame draw:style-name="gr9" draw:text-style-name="P3" draw:layer="layout" svg:width="6.668cm" svg:height="4.517cm" svg:x="7.032cm" svg:y="18.39cm">
          <draw:text-box>
            <text:p>Add_item()</text:p>
            <text:p>Delete_item()</text:p>
            <text:p>-Make_order()</text:p>
            <text:p>-Make_ report daily()</text:p>
            <text:p>-Add_company()</text:p>
            <text:p/>
          </draw:text-box>
        </draw:frame>
        <draw:custom-shape draw:style-name="gr1" draw:text-style-name="P1" xml:id="id3" draw:id="id3" draw:layer="layout" svg:width="6.668cm" svg:height="8.255cm" svg:x="19.097cm" svg:y="13.382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25.765cm" svg:y1="17.509cm" svg:x2="25.765cm" svg:y2="17.509cm" draw:start-shape="id3" draw:end-shape="id3" svg:d="M25765 17509z" svg:viewBox="0 0 1 1">
          <text:p/>
        </draw:connector>
        <draw:line draw:style-name="gr3" draw:text-style-name="P1" draw:layer="layout" svg:x1="19.097cm" svg:y1="14.611cm" svg:x2="25.765cm" svg:y2="14.611cm">
          <text:p/>
        </draw:line>
        <draw:frame draw:style-name="gr4" draw:text-style-name="P3" xml:id="id6" draw:id="id6" draw:layer="layout" svg:width="6.668cm" svg:height="1.27cm" svg:x="19.097cm" svg:y="13.382cm">
          <draw:text-box>
            <text:p><text:s text:c="13"/>customer</text:p>
          </draw:text-box>
        </draw:frame>
        <draw:line draw:style-name="gr3" draw:text-style-name="P1" draw:layer="layout" svg:x1="19.097cm" svg:y1="17.889cm" svg:x2="25.765cm" svg:y2="17.889cm">
          <text:p/>
        </draw:line>
        <draw:frame draw:style-name="gr5" draw:text-style-name="P3" draw:layer="layout" svg:width="6.668cm" svg:height="3.073cm" svg:x="19.097cm" svg:y="14.611cm">
          <draw:text-box>
            <text:p>- Customer_id</text:p>
            <text:p>- Order_number</text:p>
            <text:p>- Total_cost</text:p>
          </draw:text-box>
        </draw:frame>
        <draw:frame draw:style-name="gr10" draw:text-style-name="P3" draw:layer="layout" svg:width="7.62cm" svg:height="3.336cm" svg:x="19.097cm" svg:y="17.983cm">
          <draw:text-box>
            <text:p>- Make_order</text:p>
            <text:p>- List_item()</text:p>
            <text:p>- Edit_profile()</text:p>
            <text:p>- add_item_favourite()</text:p>
          </draw:text-box>
        </draw:frame>
        <draw:connector draw:style-name="gr11" draw:text-style-name="P2" draw:layer="layout" svg:x1="10.366cm" svg:y1="13.064cm" svg:x2="14.334cm" svg:y2="10.842cm" draw:start-shape="id4" draw:start-glue-point="0" draw:end-shape="id5" draw:end-glue-point="2" svg:d="M10366 13064v-1111h3968v-1111" svg:viewBox="0 0 3969 2223">
          <text:p/>
        </draw:connector>
        <draw:connector draw:style-name="gr12" draw:text-style-name="P2" draw:layer="layout" svg:x1="22.431cm" svg:y1="13.382cm" svg:x2="14.341cm" svg:y2="11.942cm" draw:start-shape="id6" draw:start-glue-point="0" svg:d="M22431 13382v-970h-8090v-470" svg:viewBox="0 0 8091 1441">
          <text:p/>
        </draw:connector>
        <draw:custom-shape draw:style-name="gr13" draw:text-style-name="P1" xml:id="id7" draw:id="id7" draw:layer="layout" svg:width="7.938cm" svg:height="7.938cm" svg:x="11.477cm" svg:y="25.447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9.415cm" svg:y1="29.416cm" svg:x2="19.415cm" svg:y2="29.416cm" draw:start-shape="id7" draw:end-shape="id7" svg:d="M19415 29416z" svg:viewBox="0 0 1 1">
          <text:p/>
        </draw:connector>
        <draw:line draw:style-name="gr3" draw:text-style-name="P1" draw:layer="layout" svg:x1="11.477cm" svg:y1="26.96cm" svg:x2="19.415cm" svg:y2="26.96cm">
          <text:p/>
        </draw:line>
        <draw:frame draw:style-name="gr14" draw:text-style-name="P3" xml:id="id8" draw:id="id8" draw:layer="layout" svg:width="7.938cm" svg:height="1.563cm" svg:x="11.477cm" svg:y="25.447cm">
          <draw:text-box>
            <text:p><text:s text:c="13"/>item</text:p>
          </draw:text-box>
        </draw:frame>
        <draw:line draw:style-name="gr3" draw:text-style-name="P1" draw:layer="layout" svg:x1="11.477cm" svg:y1="30.845cm" svg:x2="19.415cm" svg:y2="30.845cm">
          <text:p/>
        </draw:line>
        <draw:frame draw:style-name="gr15" draw:text-style-name="P3" draw:layer="layout" svg:width="7.62cm" svg:height="4.517cm" svg:x="11.795cm" svg:y="26.963cm">
          <draw:text-box>
            <text:p>item_name </text:p>
            <text:p>item_id</text:p>
            <text:p>store_id</text:p>
            <text:p>item_cost</text:p>
            <text:p>Expert_date()</text:p>
            <text:p/>
          </draw:text-box>
        </draw:frame>
        <draw:frame draw:style-name="gr16" draw:text-style-name="P4" draw:layer="layout" svg:width="7.938cm" svg:height="2.384cm" svg:x="11.477cm" svg:y="30.918cm">
          <draw:text-box>
            <text:p>change_item_info()</text:p>
            <text:p>make_discount()</text:p>
            <text:p/>
          </draw:text-box>
        </draw:frame>
        <draw:connector draw:style-name="gr11" draw:text-style-name="P2" draw:layer="layout" svg:x1="15.446cm" svg:y1="25.447cm" svg:x2="10.366cm" svg:y2="22.59cm" draw:start-shape="id8" draw:start-glue-point="0" draw:end-shape="id2" draw:end-glue-point="2" svg:d="M15446 25447v-1428h-5080v-1429" svg:viewBox="0 0 5081 285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20T07:24:48.049635924</meta:creation-date>
    <dc:date>2021-12-20T13:42:09.719498977</dc:date>
    <meta:editing-duration>PT1H41M2S</meta:editing-duration>
    <meta:editing-cycles>2</meta:editing-cycles>
    <meta:generator>LibreOffice/7.2.4.1$Linux_X86_64 LibreOffice_project/20$Build-1</meta:generator>
    <meta:document-statistic meta:object-count="31"/>
  </office:meta>
</office:document-meta>
</file>